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d3e" officeooo:paragraph-rsid="00031d3e"/>
    </style:style>
    <style:style style:name="P2" style:family="paragraph" style:parent-style-name="Standard">
      <style:text-properties officeooo:rsid="00058dbd" officeooo:paragraph-rsid="00058db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rsid="00031d3e" officeooo:paragraph-rsid="00031d3e"/>
    </style:style>
    <style:style style:name="P7" style:family="paragraph" style:parent-style-name="Text_20_body">
      <style:text-properties officeooo:rsid="00058dbd" officeooo:paragraph-rsid="00058dbd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parent-style-name="Text_20_body" style:list-style-name="L3">
      <style:paragraph-properties fo:margin-top="0cm" fo:margin-bottom="0cm" loext:contextual-spacing="false"/>
    </style:style>
    <style:style style:name="P11" style:family="paragraph" style:parent-style-name="Heading_20_2">
      <style:text-properties officeooo:rsid="00058dbd" officeooo:paragraph-rsid="00058dbd"/>
    </style:style>
    <style:style style:name="P12" style:family="paragraph" style:parent-style-name="Heading_20_1">
      <style:text-properties fo:color="#800000" fo:font-size="12pt" officeooo:rsid="00031d3e" officeooo:paragraph-rsid="00031d3e" fo:background-color="#ffff00" style:font-size-asian="12pt" style:font-size-complex="12pt"/>
    </style:style>
    <style:style style:name="P13" style:family="paragraph" style:parent-style-name="Heading_20_1">
      <style:text-properties fo:font-size="15pt" officeooo:rsid="000fc54d" officeooo:paragraph-rsid="000fc54d" style:font-size-asian="15pt" style:font-size-complex="15pt"/>
    </style:style>
    <style:style style:name="P14" style:family="paragraph">
      <style:text-properties fo:font-size="15pt" officeooo:rsid="000fc54d" officeooo:paragraph-rsid="000fc54d" style:font-size-asian="15pt" style:font-size-complex="15pt"/>
    </style:style>
    <style:style style:name="P15" style:family="paragraph" style:parent-style-name="Heading_20_3">
      <style:text-properties officeooo:rsid="00031d3e" officeooo:paragraph-rsid="00031d3e"/>
    </style:style>
    <style:style style:name="P16" style:family="paragraph" style:parent-style-name="Heading_20_3">
      <style:paragraph-properties fo:margin-top="0cm" fo:margin-bottom="0.247cm" loext:contextual-spacing="false"/>
    </style:style>
    <style:style style:name="T1" style:family="text">
      <style:text-properties fo:color="#007fac" fo:font-size="11.2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officeooo:rsid="000fc54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BeagleBone Black </text:h>
      <text:h text:style-name="P15" text:outline-level="3">Processor: <text:a xlink:type="simple" xlink:href="https://www.ti.com/product/am3358" text:style-name="Internet_20_link" text:visited-style-name="Visited_20_Internet_20_Link">AM335x 1GHz ARM® Cortex-A8</text:a></text:h>
      <text:section text:style-name="Sect1" text:name="t2-c5a">
        <text:list xml:id="list1797513734050539270" text:style-name="L1">
          <text:list-item>
            <text:p text:style-name="P8">512MB DDR3 RAM </text:p>
          </text:list-item>
          <text:list-item>
            <text:p text:style-name="P8">4GB 8-bit eMMC on-board flash storage </text:p>
          </text:list-item>
          <text:list-item>
            <text:p text:style-name="P8">3D graphics accelerator </text:p>
          </text:list-item>
          <text:list-item>
            <text:p text:style-name="P8">NEON floating-point accelerator </text:p>
          </text:list-item>
          <text:list-item>
            <text:p text:style-name="P3">2x PRU 32-bit microcontrollers </text:p>
          </text:list-item>
        </text:list>
      </text:section>
      <text:section text:style-name="Sect1" text:name="t2-c5b">
        <text:h text:style-name="P16" text:outline-level="3">Connectivity</text:h>
        <text:list xml:id="list8706321277662612517" text:style-name="L2">
          <text:list-item>
            <text:p text:style-name="P9">USB client for power &amp; communications </text:p>
          </text:list-item>
          <text:list-item>
            <text:p text:style-name="P9">USB host </text:p>
          </text:list-item>
          <text:list-item>
            <text:p text:style-name="P9">Ethernet </text:p>
          </text:list-item>
          <text:list-item>
            <text:p text:style-name="P9">HDMI </text:p>
          </text:list-item>
          <text:list-item>
            <text:p text:style-name="P4">2x 46 pin headers </text:p>
          </text:list-item>
        </text:list>
      </text:section>
      <text:h text:style-name="P12" text:outline-level="1">Raspberry Pi 2 Model B 1GB Technical Specifications</text:h>
      <text:p text:style-name="P6"><text:span text:style-name="Strong_20_Emphasis"><text:span text:style-name="T1">Technical Specifications:</text:span></text:span></text:p>
      <text:list xml:id="list32195804277446779" text:style-name="L3">
        <text:list-item>
          <text:p text:style-name="P10">Broadcom BCM2837 Arm7 Quad Core Processor powered Single Board Computer running at 900MHz</text:p>
        </text:list-item>
        <text:list-item>
          <text:p text:style-name="P10">1GB RAM</text:p>
        </text:list-item>
        <text:list-item>
          <text:p text:style-name="P10">40pin extended GPIO</text:p>
        </text:list-item>
        <text:list-item>
          <text:p text:style-name="P10">4 x USB 2 ports</text:p>
        </text:list-item>
        <text:list-item>
          <text:p text:style-name="P10">4 pole Stereo output and Composite video port</text:p>
        </text:list-item>
        <text:list-item>
          <text:p text:style-name="P10">Full size HDMI</text:p>
        </text:list-item>
        <text:list-item>
          <text:p text:style-name="P10">CSI camera port for connecting the Raspberry Pi camera</text:p>
        </text:list-item>
        <text:list-item>
          <text:p text:style-name="P10">DSI display port for connecting the Raspberry Pi touch screen display</text:p>
        </text:list-item>
        <text:list-item>
          <text:p text:style-name="P10">Micro SD port for loading your operating system and storing data</text:p>
        </text:list-item>
        <text:list-item>
          <text:p text:style-name="P5">Micro USB power source</text:p>
        </text:list-item>
      </text:list>
      <text:h text:style-name="P12" text:outline-level="1">Raspberry Pi 3</text:h>
      <text:p text:style-name="P1"><text:span text:style-name="Strong_20_Emphasis">SoC:</text:span> Broadcom BCM2837<text:line-break/><text:span text:style-name="Strong_20_Emphasis">CPU:</text:span> 4× ARM Cortex-A53, 1.2GHz<text:line-break/><text:span text:style-name="Strong_20_Emphasis">GPU:</text:span> Broadcom VideoCore IV<text:line-break/><text:span text:style-name="Strong_20_Emphasis">RAM:</text:span> 1GB LPDDR2 (900 MHz)<text:line-break/><text:span text:style-name="Strong_20_Emphasis">Networking:</text:span> 10/100 Ethernet, 2.4GHz 802.11n wireless<text:line-break/><text:span text:style-name="Strong_20_Emphasis">Bluetooth:</text:span> Bluetooth 4.1 Classic, Bluetooth Low Energy<text:line-break/><text:span text:style-name="Strong_20_Emphasis">Storage:</text:span> microSD<text:line-break/><text:span text:style-name="Strong_20_Emphasis">GPIO:</text:span> 40-pin header, populated<text:line-break/><text:span text:style-name="Strong_20_Emphasis">Ports:</text:span> HDMI, 3.5mm analogue audio-video jack, 4× USB 2.0, Ethernet, Camera Serial Interface (CSI), Display Serial Interface (DSI)</text:p>
      <text:p text:style-name="P1"/>
      <text:h text:style-name="P13" text:outline-level="1"><text:soft-page-break/>FreeRTOS is supported on Raspberry pi2</text:h>
      <text:h text:style-name="P13" text:outline-level="1">RT-Thread RTOS supports Beagle Bone Black </text:h>
      <text:p text:style-name="P7"/>
      <text:h text:style-name="P11" text:outline-level="2"/>
      <text:h text:style-name="P11" text:outline-level="2">List of open source real-time operating systems.</text:h>
      <text:p text:style-name="P2"><text:tab/><text:tab/><text:tab/><text:span text:style-name="T6">https://www.osrtos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1:34:29.083394238</meta:creation-date>
    <meta:generator>LibreOffice/5.1.6.2$Linux_X86_64 LibreOffice_project/10m0$Build-2</meta:generator>
    <dc:date>2017-09-01T14:17:24.890164973</dc:date>
    <meta:editing-duration>PT2H22M32S</meta:editing-duration>
    <meta:editing-cycles>6</meta:editing-cycles>
    <meta:document-statistic meta:table-count="0" meta:image-count="0" meta:object-count="0" meta:page-count="2" meta:paragraph-count="31" meta:word-count="217" meta:character-count="1338" meta:non-whitespace-character-count="1157"/>
  </office:meta>
</office:document-meta>
</file>